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78e28" officeooo:paragraph-rsid="00178e28"/>
    </style:style>
    <style:style style:name="P2" style:family="paragraph" style:parent-style-name="Standard">
      <style:paragraph-properties fo:text-align="start" style:justify-single-word="false"/>
      <style:text-properties officeooo:rsid="00178e28" officeooo:paragraph-rsid="00178e28"/>
    </style:style>
    <style:style style:name="T1" style:family="text">
      <style:text-properties officeooo:rsid="001981b6"/>
    </style:style>
    <style:style style:name="T2" style:family="text">
      <style:text-properties officeooo:rsid="001b18f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 Simulation discrète d’une file M/M/1</text:p>
      <text:p text:style-name="P1"/>
      <text:p text:style-name="P2">En ce qui concerne le fonctionnement de l’échéancier, je procède comme suit : <text:span text:style-name="T1">l’échéancier</text:span> est initialisé avec une arrivé au temps 0 qui va provoquer une arrivée et un départ. Je traite chaque événement de l’échéancier un à un. Quand l’événement traité est un départ, je supprime les <text:span text:style-name="T1">événements</text:span> de <text:span text:style-name="T1">l’échéancier</text:span> du début jusqu’au départ en question et les affiche si on est en mode debug. Ainsi je me retrouve toujours avec un échéancier de petite taille et son parcours se fait donc rapidement. <text:span text:style-name="T1">Cela contribue à réduire considérablement le temps d’exécution. J</text:span>e stocke toutes les arrivés <text:span text:style-name="T1">dans une liste chaînée, ce qui m’est utile pour le calcul du temps de séjour et l’affichage des départs. Comme pour l’échéancier, cette liste chaînée reste de petite taille car dès que je reçois un départ, je supprime toutes les arrivés ayant un numéro inférieur au départ en question car inutiles pour la suite. La simulation s’arrête quand la création d’une prochaine arrivée d’un client n+1 serait à un temps supérieure à la durée maximum entrée en argument. Je n’affiche donc aucun événements supérieur à la durée maximum et il peut donc y avoir certains clients dont on n’affiche pas la date de départ.</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1:16:20.830214221</meta:creation-date>
    <dc:date>2019-10-11T14:17:31.587372324</dc:date>
    <meta:editing-duration>PT19M13S</meta:editing-duration>
    <meta:editing-cycles>2</meta:editing-cycles>
    <meta:generator>LibreOffice/6.0.7.3$Linux_X86_64 LibreOffice_project/00m0$Build-3</meta:generator>
    <meta:document-statistic meta:table-count="0" meta:image-count="0" meta:object-count="0" meta:page-count="1" meta:paragraph-count="2" meta:word-count="208" meta:character-count="1236" meta:non-whitespace-character-count="1030"/>
  </office:meta>
</office:document-meta>
</file>